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927*"/>
    </style:style>
    <style:style style:name="Table4.B" style:family="table-column">
      <style:table-column-properties style:column-width="1.5389in" style:rel-column-width="2216*"/>
    </style:style>
    <style:style style:name="Table4.C" style:family="table-column">
      <style:table-column-properties style:column-width="1.4403in" style:rel-column-width="2074*"/>
    </style:style>
    <style:style style:name="Table4.D" style:family="table-column">
      <style:table-column-properties style:column-width="0.9903in" style:rel-column-width="1426*"/>
    </style:style>
    <style:style style:name="Table4.E" style:family="table-column">
      <style:table-column-properties style:column-width="1.3854in" style:rel-column-width="199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09db63"/>
    </style:style>
    <style:style style:name="P2" style:family="paragraph" style:parent-style-name="Header">
      <style:text-properties officeooo:rsid="0019a9ec" officeooo:paragraph-rsid="0009db63"/>
    </style:style>
    <style:style style:name="P3" style:family="paragraph" style:parent-style-name="Header">
      <style:text-properties officeooo:rsid="0019a9ec" officeooo:paragraph-rsid="00228038"/>
    </style:style>
    <style:style style:name="P4" style:family="paragraph" style:parent-style-name="Footer">
      <style:paragraph-properties fo:text-align="center" style:justify-single-word="false"/>
      <style:text-properties fo:font-size="14pt" style:font-size-asian="14pt" style:font-size-complex="14pt"/>
    </style:style>
    <style:style style:name="P5" style:family="paragraph" style:parent-style-name="Standard">
      <style:text-properties officeooo:paragraph-rsid="0009db63"/>
    </style:style>
    <style:style style:name="P6" style:family="paragraph" style:parent-style-name="Text_20_body">
      <style:text-properties officeooo:rsid="0019a9ec" officeooo:paragraph-rsid="0009db63"/>
    </style:style>
    <style:style style:name="P7" style:family="paragraph" style:parent-style-name="Text_20_body">
      <style:text-properties officeooo:rsid="0036b24d" officeooo:paragraph-rsid="0036b24d"/>
    </style:style>
    <style:style style:name="P8" style:family="paragraph" style:parent-style-name="Text_20_body">
      <style:text-properties officeooo:rsid="003a01bc" officeooo:paragraph-rsid="003a01bc"/>
    </style:style>
    <style:style style:name="P9" style:family="paragraph" style:parent-style-name="Text_20_body">
      <style:text-properties officeooo:rsid="003a0a69" officeooo:paragraph-rsid="003a0a69"/>
    </style:style>
    <style:style style:name="P10" style:family="paragraph" style:parent-style-name="Text_20_body">
      <style:paragraph-properties fo:break-before="page"/>
      <style:text-properties officeooo:rsid="000c32cd" officeooo:paragraph-rsid="000c32cd"/>
    </style:style>
    <style:style style:name="P11" style:family="paragraph" style:parent-style-name="Title">
      <style:text-properties fo:font-size="24pt" officeooo:rsid="000c32cd" officeooo:paragraph-rsid="000c32cd" style:font-size-asian="24pt" style:font-size-complex="24pt"/>
    </style:style>
    <style:style style:name="P12" style:family="paragraph" style:parent-style-name="Title">
      <style:text-properties fo:font-size="20pt" officeooo:rsid="001f026d" officeooo:paragraph-rsid="001f026d" style:font-size-asian="20pt" style:font-size-complex="20pt"/>
    </style:style>
    <style:style style:name="P13" style:family="paragraph" style:parent-style-name="Title">
      <style:text-properties fo:font-size="20pt" officeooo:rsid="000c32cd" officeooo:paragraph-rsid="000c32cd" style:font-size-asian="20pt" style:font-size-complex="20pt"/>
    </style:style>
    <style:style style:name="P14" style:family="paragraph" style:parent-style-name="Title">
      <style:text-properties fo:font-size="22pt" officeooo:rsid="00343f05" officeooo:paragraph-rsid="00343f05" style:font-size-asian="22pt" style:font-size-complex="22pt"/>
    </style:style>
    <style:style style:name="P15" style:family="paragraph" style:parent-style-name="Table_20_Heading">
      <style:text-properties officeooo:rsid="0086f618" officeooo:paragraph-rsid="0086f618"/>
    </style:style>
    <style:style style:name="P16" style:family="paragraph" style:parent-style-name="Table_20_Heading">
      <style:text-properties officeooo:rsid="0088f58f" officeooo:paragraph-rsid="0088f58f"/>
    </style:style>
    <style:style style:name="P17" style:family="paragraph" style:parent-style-name="Table_20_Heading">
      <style:text-properties officeooo:rsid="00966668" officeooo:paragraph-rsid="00966668"/>
    </style:style>
    <style:style style:name="P18" style:family="paragraph" style:parent-style-name="Text_20_body" style:list-style-name="L1">
      <style:text-properties officeooo:rsid="003a01bc" officeooo:paragraph-rsid="003a01bc"/>
    </style:style>
    <style:style style:name="P19" style:family="paragraph" style:parent-style-name="Text_20_body" style:list-style-name="L2">
      <style:text-properties officeooo:rsid="003a01bc" officeooo:paragraph-rsid="003a01bc"/>
    </style:style>
    <style:style style:name="P20" style:family="paragraph" style:parent-style-name="Text_20_body">
      <style:text-properties officeooo:rsid="00414dfe" officeooo:paragraph-rsid="00414dfe"/>
    </style:style>
    <style:style style:name="P21" style:family="paragraph" style:parent-style-name="Text_20_body" style:list-style-name="L3">
      <style:text-properties officeooo:rsid="00414dfe" officeooo:paragraph-rsid="00414dfe"/>
    </style:style>
    <style:style style:name="P22" style:family="paragraph" style:parent-style-name="Text_20_body">
      <style:text-properties officeooo:rsid="00421bd7" officeooo:paragraph-rsid="00421bd7"/>
    </style:style>
    <style:style style:name="P23" style:family="paragraph" style:parent-style-name="Text_20_body">
      <style:text-properties officeooo:rsid="004bd593" officeooo:paragraph-rsid="00421bd7"/>
    </style:style>
    <style:style style:name="P24" style:family="paragraph" style:parent-style-name="Text_20_body">
      <style:text-properties officeooo:rsid="004bd593" officeooo:paragraph-rsid="005094e2"/>
    </style:style>
    <style:style style:name="P25" style:family="paragraph" style:parent-style-name="Text_20_body" style:list-style-name="L5">
      <style:text-properties officeooo:rsid="004bd593" officeooo:paragraph-rsid="005094e2"/>
    </style:style>
    <style:style style:name="P26" style:family="paragraph" style:parent-style-name="Text_20_body" style:list-style-name="L5">
      <style:text-properties officeooo:rsid="004f6dd3" officeooo:paragraph-rsid="004f6dd3"/>
    </style:style>
    <style:style style:name="P27" style:family="paragraph" style:parent-style-name="Text_20_body">
      <style:text-properties officeooo:rsid="005c556c" officeooo:paragraph-rsid="005c556c"/>
    </style:style>
    <style:style style:name="P28" style:family="paragraph" style:parent-style-name="Text_20_body" style:list-style-name="L6">
      <style:text-properties officeooo:rsid="005c556c" officeooo:paragraph-rsid="005c556c"/>
    </style:style>
    <style:style style:name="P29" style:family="paragraph" style:parent-style-name="Text_20_body" style:list-style-name="L7">
      <style:text-properties officeooo:rsid="005c556c" officeooo:paragraph-rsid="005c556c"/>
    </style:style>
    <style:style style:name="P30" style:family="paragraph" style:parent-style-name="Text_20_body" style:list-style-name="L7">
      <style:text-properties officeooo:rsid="005ca34c" officeooo:paragraph-rsid="005ca34c"/>
    </style:style>
    <style:style style:name="P31" style:family="paragraph" style:parent-style-name="Text_20_body">
      <style:text-properties officeooo:rsid="005f00be" officeooo:paragraph-rsid="005f00be"/>
    </style:style>
    <style:style style:name="P32" style:family="paragraph" style:parent-style-name="Text_20_body">
      <style:text-properties officeooo:rsid="005f00be" officeooo:paragraph-rsid="00633340"/>
    </style:style>
    <style:style style:name="P33" style:family="paragraph" style:parent-style-name="Text_20_body">
      <style:text-properties officeooo:paragraph-rsid="00652421"/>
    </style:style>
    <style:style style:name="P34" style:family="paragraph" style:parent-style-name="Text_20_body">
      <style:paragraph-properties fo:line-height="100%"/>
      <style:text-properties fo:font-weight="bold" officeooo:rsid="00655ec6" officeooo:paragraph-rsid="00655ec6" style:font-weight-asian="bold" style:font-weight-complex="bold"/>
    </style:style>
    <style:style style:name="P35" style:family="paragraph" style:parent-style-name="Text_20_body">
      <style:paragraph-properties fo:line-height="100%"/>
      <style:text-properties fo:font-weight="bold" officeooo:rsid="00655ec6" officeooo:paragraph-rsid="0071fe11" style:font-weight-asian="bold" style:font-weight-complex="bold"/>
    </style:style>
    <style:style style:name="P36" style:family="paragraph" style:parent-style-name="Text_20_body">
      <style:paragraph-properties fo:line-height="100%"/>
      <style:text-properties fo:font-weight="bold" officeooo:rsid="00655ec6" officeooo:paragraph-rsid="007db4f6" style:font-weight-asian="bold" style:font-weight-complex="bold"/>
    </style:style>
    <style:style style:name="P37" style:family="paragraph" style:parent-style-name="Text_20_body">
      <style:paragraph-properties fo:line-height="100%"/>
      <style:text-properties fo:font-weight="bold" officeooo:rsid="00655ec6" officeooo:paragraph-rsid="00951ef5" style:font-weight-asian="bold" style:font-weight-complex="bold"/>
    </style:style>
    <style:style style:name="P38" style:family="paragraph" style:parent-style-name="Text_20_body">
      <style:text-properties fo:font-weight="bold" officeooo:rsid="0086f618" officeooo:paragraph-rsid="0086f618" style:font-weight-asian="bold" style:font-weight-complex="bold"/>
    </style:style>
    <style:style style:name="P39" style:family="paragraph" style:parent-style-name="Text_20_body">
      <style:paragraph-properties fo:line-height="100%"/>
      <style:text-properties officeooo:paragraph-rsid="00655ec6"/>
    </style:style>
    <style:style style:name="P40" style:family="paragraph" style:parent-style-name="Text_20_body">
      <style:paragraph-properties fo:line-height="100%"/>
      <style:text-properties officeooo:paragraph-rsid="0071fe11"/>
    </style:style>
    <style:style style:name="P41" style:family="paragraph" style:parent-style-name="Text_20_body">
      <style:paragraph-properties fo:line-height="100%"/>
      <style:text-properties officeooo:paragraph-rsid="007db4f6"/>
    </style:style>
    <style:style style:name="P42" style:family="paragraph" style:parent-style-name="Text_20_body">
      <style:paragraph-properties fo:line-height="100%"/>
      <style:text-properties officeooo:paragraph-rsid="00951ef5"/>
    </style:style>
    <style:style style:name="P43" style:family="paragraph" style:parent-style-name="Text_20_body">
      <style:text-properties officeooo:rsid="0086177e" officeooo:paragraph-rsid="0086177e"/>
    </style:style>
    <style:style style:name="P44" style:family="paragraph" style:parent-style-name="Text_20_body">
      <style:paragraph-properties fo:margin-top="0.0398in" fo:margin-bottom="0.1366in" loext:contextual-spacing="false" fo:line-height="100%"/>
      <style:text-properties fo:font-weight="bold" officeooo:rsid="00655ec6" officeooo:paragraph-rsid="00825920" style:font-weight-asian="bold" style:font-weight-complex="bold"/>
    </style:style>
    <style:style style:name="P45" style:family="paragraph" style:parent-style-name="Text_20_body">
      <style:paragraph-properties fo:margin-top="0.0398in" fo:margin-bottom="0.1366in" loext:contextual-spacing="false" fo:line-height="100%"/>
      <style:text-properties fo:font-weight="bold" officeooo:rsid="00655ec6" officeooo:paragraph-rsid="008ac2e7" style:font-weight-asian="bold" style:font-weight-complex="bold"/>
    </style:style>
    <style:style style:name="P46" style:family="paragraph" style:parent-style-name="Text_20_body">
      <style:paragraph-properties fo:margin-top="0.0398in" fo:margin-bottom="0.1366in" loext:contextual-spacing="false" fo:line-height="100%"/>
      <style:text-properties fo:font-weight="bold" officeooo:rsid="00655ec6" officeooo:paragraph-rsid="00951ef5" style:font-weight-asian="bold" style:font-weight-complex="bold"/>
    </style:style>
    <style:style style:name="P47" style:family="paragraph" style:parent-style-name="Text_20_body">
      <style:paragraph-properties fo:margin-top="0.0398in" fo:margin-bottom="0.1366in" loext:contextual-spacing="false" fo:line-height="100%"/>
      <style:text-properties fo:font-weight="bold" officeooo:rsid="008e74f9" officeooo:paragraph-rsid="008e74f9" style:font-weight-asian="bold" style:font-weight-complex="bold"/>
    </style:style>
    <style:style style:name="P48" style:family="paragraph" style:parent-style-name="Text_20_body">
      <style:paragraph-properties fo:margin-top="0.0398in" fo:margin-bottom="0.1366in" loext:contextual-spacing="false" fo:line-height="100%"/>
      <style:text-properties fo:font-weight="bold" officeooo:rsid="008e74f9" officeooo:paragraph-rsid="00951ef5" style:font-weight-asian="bold" style:font-weight-complex="bold"/>
    </style:style>
    <style:style style:name="P49" style:family="paragraph" style:parent-style-name="Text_20_body">
      <style:paragraph-properties fo:margin-top="0.0398in" fo:margin-bottom="0.1366in" loext:contextual-spacing="false" fo:line-height="100%"/>
      <style:text-properties fo:font-weight="bold" officeooo:rsid="0092fe16" officeooo:paragraph-rsid="0092fe16" style:font-weight-asian="bold" style:font-weight-complex="bold"/>
    </style:style>
    <style:style style:name="P50" style:family="paragraph" style:parent-style-name="Text_20_body">
      <style:paragraph-properties fo:margin-top="0.0398in" fo:margin-bottom="0.1366in" loext:contextual-spacing="false" fo:line-height="100%"/>
      <style:text-properties fo:font-weight="bold" officeooo:rsid="0093f1ca" officeooo:paragraph-rsid="0093f1ca" style:font-weight-asian="bold" style:font-weight-complex="bold"/>
    </style:style>
    <style:style style:name="P51" style:family="paragraph" style:parent-style-name="Text_20_body" style:list-style-name="L10">
      <style:paragraph-properties fo:margin-top="0.0398in" fo:margin-bottom="0.1366in" loext:contextual-spacing="false" fo:line-height="100%"/>
      <style:text-properties fo:font-weight="bold" officeooo:rsid="009d826c" officeooo:paragraph-rsid="009d826c" style:font-weight-asian="bold" style:font-weight-complex="bold"/>
    </style:style>
    <style:style style:name="P52" style:family="paragraph" style:parent-style-name="Text_20_body" style:list-style-name="L8">
      <style:paragraph-properties fo:margin-top="0.0398in" fo:margin-bottom="0.1366in" loext:contextual-spacing="false" fo:line-height="100%"/>
      <style:text-properties fo:font-weight="normal" officeooo:rsid="008e74f9" officeooo:paragraph-rsid="008e74f9" style:font-weight-asian="normal" style:font-weight-complex="normal"/>
    </style:style>
    <style:style style:name="P53" style:family="paragraph" style:parent-style-name="Text_20_body" style:list-style-name="L8">
      <style:paragraph-properties fo:margin-top="0.0398in" fo:margin-bottom="0.1366in" loext:contextual-spacing="false" fo:line-height="100%"/>
      <style:text-properties fo:font-weight="normal" officeooo:rsid="008e74f9" officeooo:paragraph-rsid="00951ef5" style:font-weight-asian="normal" style:font-weight-complex="normal"/>
    </style:style>
    <style:style style:name="P54" style:family="paragraph" style:parent-style-name="Text_20_body" style:list-style-name="L9">
      <style:paragraph-properties fo:margin-top="0.0398in" fo:margin-bottom="0.1366in" loext:contextual-spacing="false" fo:line-height="100%"/>
      <style:text-properties fo:font-weight="normal" officeooo:rsid="00987c0b" officeooo:paragraph-rsid="00987c0b" style:font-weight-asian="normal" style:font-weight-complex="normal"/>
    </style:style>
    <style:style style:name="P55" style:family="paragraph" style:parent-style-name="Text_20_body" style:list-style-name="L9">
      <style:paragraph-properties fo:margin-top="0.0398in" fo:margin-bottom="0.1366in" loext:contextual-spacing="false" fo:line-height="100%"/>
      <style:text-properties officeooo:rsid="00987c0b" officeooo:paragraph-rsid="00987c0b"/>
    </style:style>
    <style:style style:name="P56" style:family="paragraph" style:parent-style-name="Text_20_body">
      <style:paragraph-properties fo:margin-top="0in" fo:margin-bottom="0.0181in" loext:contextual-spacing="false" fo:line-height="100%"/>
      <style:text-properties fo:font-weight="bold" officeooo:rsid="00655ec6" officeooo:paragraph-rsid="00655ec6" style:font-weight-asian="bold" style:font-weight-complex="bold"/>
    </style:style>
    <style:style style:name="P57" style:family="paragraph" style:parent-style-name="Text_20_body">
      <style:paragraph-properties fo:margin-top="0in" fo:margin-bottom="0.0181in" loext:contextual-spacing="false" fo:line-height="100%"/>
      <style:text-properties fo:font-weight="bold" officeooo:rsid="00655ec6" officeooo:paragraph-rsid="0071fe11" style:font-weight-asian="bold" style:font-weight-complex="bold"/>
    </style:style>
    <style:style style:name="P58" style:family="paragraph" style:parent-style-name="Text_20_body">
      <style:paragraph-properties fo:margin-top="0in" fo:margin-bottom="0.0181in" loext:contextual-spacing="false" fo:line-height="100%"/>
      <style:text-properties fo:font-weight="bold" officeooo:rsid="00655ec6" officeooo:paragraph-rsid="007db4f6" style:font-weight-asian="bold" style:font-weight-complex="bold"/>
    </style:style>
    <style:style style:name="P59" style:family="paragraph" style:parent-style-name="Text_20_body">
      <style:paragraph-properties fo:margin-top="0in" fo:margin-bottom="0.0181in" loext:contextual-spacing="false" fo:line-height="100%"/>
      <style:text-properties fo:font-weight="bold" officeooo:rsid="00655ec6" officeooo:paragraph-rsid="00941371" style:font-weight-asian="bold" style:font-weight-complex="bold"/>
    </style:style>
    <style:style style:name="P60" style:family="paragraph" style:parent-style-name="Text_20_body">
      <style:paragraph-properties fo:margin-top="0in" fo:margin-bottom="0.0181in" loext:contextual-spacing="false" fo:line-height="100%"/>
      <style:text-properties fo:font-weight="bold" officeooo:rsid="00655ec6" officeooo:paragraph-rsid="00951ef5" style:font-weight-asian="bold" style:font-weight-complex="bold"/>
    </style:style>
    <style:style style:name="P61" style:family="paragraph" style:parent-style-name="Text_20_body">
      <style:paragraph-properties fo:margin-top="0in" fo:margin-bottom="0.0181in" loext:contextual-spacing="false" fo:line-height="100%"/>
      <style:text-properties fo:font-weight="bold" officeooo:rsid="00a1ac23" officeooo:paragraph-rsid="00a1ac23" style:font-weight-asian="bold" style:font-weight-complex="bold"/>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Heading_20_2">
      <style:text-properties officeooo:rsid="00652421" officeooo:paragraph-rsid="00652421"/>
    </style:style>
    <style:style style:name="P65" style:family="paragraph" style:parent-style-name="Heading_20_2">
      <style:text-properties officeooo:rsid="006f3746" officeooo:paragraph-rsid="006f3746"/>
    </style:style>
    <style:style style:name="P66" style:family="paragraph" style:parent-style-name="Heading_20_2">
      <style:text-properties officeooo:rsid="007c342b" officeooo:paragraph-rsid="007c342b"/>
    </style:style>
    <style:style style:name="P67" style:family="paragraph" style:parent-style-name="Heading_20_2">
      <style:text-properties officeooo:rsid="0084d4f7" officeooo:paragraph-rsid="0084d4f7"/>
    </style:style>
    <style:style style:name="P68" style:family="paragraph" style:parent-style-name="Heading_20_1">
      <style:text-properties officeooo:rsid="0036b24d" officeooo:paragraph-rsid="0036b24d"/>
    </style:style>
    <style:style style:name="P69" style:family="paragraph" style:parent-style-name="Heading_20_1">
      <style:text-properties officeooo:rsid="0036b24d" officeooo:paragraph-rsid="003a01bc"/>
    </style:style>
    <style:style style:name="P70" style:family="paragraph" style:parent-style-name="Heading_20_1">
      <style:text-properties officeooo:rsid="0038f22e" officeooo:paragraph-rsid="0038f22e"/>
    </style:style>
    <style:style style:name="P71" style:family="paragraph" style:parent-style-name="Heading_20_1">
      <style:text-properties officeooo:rsid="0035feab" officeooo:paragraph-rsid="0035feab"/>
    </style:style>
    <style:style style:name="P72" style:family="paragraph" style:parent-style-name="Heading_20_1">
      <style:text-properties officeooo:rsid="00375dd9" officeooo:paragraph-rsid="00375dd9"/>
    </style:style>
    <style:style style:name="P73" style:family="paragraph" style:parent-style-name="Table_20_Contents">
      <style:text-properties officeooo:rsid="0043f0b5" officeooo:paragraph-rsid="0043f0b5"/>
    </style:style>
    <style:style style:name="P74" style:family="paragraph" style:parent-style-name="Table_20_Contents">
      <style:text-properties officeooo:rsid="004537ac" officeooo:paragraph-rsid="004537ac"/>
    </style:style>
    <style:style style:name="P75" style:family="paragraph" style:parent-style-name="Table_20_Contents">
      <style:text-properties officeooo:rsid="0047afca" officeooo:paragraph-rsid="0047afca"/>
    </style:style>
    <style:style style:name="P76" style:family="paragraph" style:parent-style-name="Table_20_Contents">
      <style:text-properties officeooo:rsid="0048e5a3" officeooo:paragraph-rsid="0048e5a3"/>
    </style:style>
    <style:style style:name="P77" style:family="paragraph" style:parent-style-name="Table_20_Contents">
      <style:text-properties officeooo:rsid="004a7a5f" officeooo:paragraph-rsid="004a7a5f"/>
    </style:style>
    <style:style style:name="P78" style:family="paragraph" style:parent-style-name="Table_20_Contents">
      <style:text-properties officeooo:rsid="0053a304" officeooo:paragraph-rsid="0053a304"/>
    </style:style>
    <style:style style:name="P79" style:family="paragraph" style:parent-style-name="Table_20_Contents">
      <style:text-properties officeooo:rsid="0059695a" officeooo:paragraph-rsid="0059695a"/>
    </style:style>
    <style:style style:name="P80" style:family="paragraph" style:parent-style-name="Table_20_Contents">
      <style:text-properties officeooo:rsid="0086f618" officeooo:paragraph-rsid="0086f618"/>
    </style:style>
    <style:style style:name="P81" style:family="paragraph" style:parent-style-name="Table_20_Contents">
      <style:text-properties officeooo:rsid="0088f58f" officeooo:paragraph-rsid="0088f58f"/>
    </style:style>
    <style:style style:name="P82" style:family="paragraph" style:parent-style-name="Table_20_Contents">
      <style:text-properties officeooo:rsid="00966668" officeooo:paragraph-rsid="00966668"/>
    </style:style>
    <style:style style:name="P83" style:family="paragraph" style:parent-style-name="Table_20_Contents">
      <style:text-properties officeooo:rsid="00987c0b" officeooo:paragraph-rsid="00987c0b"/>
    </style:style>
    <style:style style:name="T1" style:family="text">
      <style:text-properties officeooo:rsid="0019a9ec"/>
    </style:style>
    <style:style style:name="T2" style:family="text">
      <style:text-properties officeooo:rsid="002311f9"/>
    </style:style>
    <style:style style:name="T3" style:family="text">
      <style:text-properties style:font-name="Courier"/>
    </style:style>
    <style:style style:name="T4" style:family="text">
      <style:text-properties officeooo:rsid="00343f05"/>
    </style:style>
    <style:style style:name="T5" style:family="text">
      <style:text-properties officeooo:rsid="00228038"/>
    </style:style>
    <style:style style:name="T6" style:family="text">
      <style:text-properties officeooo:rsid="001f026d"/>
    </style:style>
    <style:style style:name="T7" style:family="text">
      <style:text-properties officeooo:rsid="000c32cd"/>
    </style:style>
    <style:style style:name="T8" style:family="text">
      <style:text-properties officeooo:rsid="00375dd9"/>
    </style:style>
    <style:style style:name="T9" style:family="text">
      <style:text-properties officeooo:rsid="003e854f"/>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5f1fd9" style:font-style-asian="normal" style:font-style-complex="normal"/>
    </style:style>
    <style:style style:name="T13" style:family="text">
      <style:text-properties fo:font-style="normal" officeooo:rsid="00611065" style:font-style-asian="normal" style:font-style-complex="normal"/>
    </style:style>
    <style:style style:name="T14" style:family="text">
      <style:text-properties fo:font-style="normal" officeooo:rsid="00626d7e" style:font-style-asian="normal" style:font-style-complex="normal"/>
    </style:style>
    <style:style style:name="T15" style:family="text">
      <style:text-properties fo:font-style="normal" officeooo:rsid="00aef731"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48e5a3"/>
    </style:style>
    <style:style style:name="T18" style:family="text">
      <style:text-properties officeooo:rsid="004a7a5f"/>
    </style:style>
    <style:style style:name="T19" style:family="text">
      <style:text-properties style:font-name="Courier"/>
    </style:style>
    <style:style style:name="T20" style:family="text">
      <style:text-properties style:font-name="Liberation Serif"/>
    </style:style>
    <style:style style:name="T21" style:family="text">
      <style:text-properties style:font-name="Liberation Serif" officeooo:rsid="005094e2"/>
    </style:style>
    <style:style style:name="T22" style:family="text">
      <style:text-properties officeooo:rsid="004f6dd3"/>
    </style:style>
    <style:style style:name="T23" style:family="text">
      <style:text-properties officeooo:rsid="005094e2"/>
    </style:style>
    <style:style style:name="T24" style:family="text">
      <style:text-properties officeooo:rsid="0055869c"/>
    </style:style>
    <style:style style:name="T25" style:family="text">
      <style:text-properties officeooo:rsid="00581f50"/>
    </style:style>
    <style:style style:name="T26" style:family="text">
      <style:text-properties officeooo:rsid="00652421"/>
    </style:style>
    <style:style style:name="T27" style:family="text">
      <style:text-properties fo:font-weight="normal" style:font-weight-asian="normal" style:font-weight-complex="normal"/>
    </style:style>
    <style:style style:name="T28" style:family="text">
      <style:text-properties fo:font-weight="normal" officeooo:rsid="00655ec6" style:font-weight-asian="normal" style:font-weight-complex="normal"/>
    </style:style>
    <style:style style:name="T29" style:family="text">
      <style:text-properties fo:font-weight="normal" officeooo:rsid="0065fb4f" style:font-weight-asian="normal" style:font-weight-complex="normal"/>
    </style:style>
    <style:style style:name="T30" style:family="text">
      <style:text-properties fo:font-weight="normal" officeooo:rsid="0068d946" style:font-weight-asian="normal" style:font-weight-complex="normal"/>
    </style:style>
    <style:style style:name="T31" style:family="text">
      <style:text-properties fo:font-weight="normal" officeooo:rsid="006f3746" style:font-weight-asian="normal" style:font-weight-complex="normal"/>
    </style:style>
    <style:style style:name="T32" style:family="text">
      <style:text-properties fo:font-weight="normal" officeooo:rsid="0071fe11" style:font-weight-asian="normal" style:font-weight-complex="normal"/>
    </style:style>
    <style:style style:name="T33" style:family="text">
      <style:text-properties fo:font-weight="normal" officeooo:rsid="007f38ea" style:font-weight-asian="normal" style:font-weight-complex="normal"/>
    </style:style>
    <style:style style:name="T34" style:family="text">
      <style:text-properties fo:font-weight="normal" officeooo:rsid="00808f39" style:font-weight-asian="normal" style:font-weight-complex="normal"/>
    </style:style>
    <style:style style:name="T35" style:family="text">
      <style:text-properties fo:font-weight="normal" officeooo:rsid="008e74f9" style:font-weight-asian="normal" style:font-weight-complex="normal"/>
    </style:style>
    <style:style style:name="T36" style:family="text">
      <style:text-properties fo:font-weight="normal" officeooo:rsid="00925b0a" style:font-weight-asian="normal" style:font-weight-complex="normal"/>
    </style:style>
    <style:style style:name="T37" style:family="text">
      <style:text-properties fo:font-weight="normal" officeooo:rsid="0092fe16" style:font-weight-asian="normal" style:font-weight-complex="normal"/>
    </style:style>
    <style:style style:name="T38" style:family="text">
      <style:text-properties fo:font-weight="normal" officeooo:rsid="009ef9b3" style:font-weight-asian="normal" style:font-weight-complex="normal"/>
    </style:style>
    <style:style style:name="T39" style:family="text">
      <style:text-properties fo:font-weight="normal" officeooo:rsid="00a0c14e" style:font-weight-asian="normal" style:font-weight-complex="normal"/>
    </style:style>
    <style:style style:name="T40" style:family="text">
      <style:text-properties fo:font-weight="normal" officeooo:rsid="00a111b7" style:font-weight-asian="normal" style:font-weight-complex="normal"/>
    </style:style>
    <style:style style:name="T41" style:family="text">
      <style:text-properties fo:font-weight="normal" officeooo:rsid="00a1ac23" style:font-weight-asian="normal" style:font-weight-complex="normal"/>
    </style:style>
    <style:style style:name="T42" style:family="text">
      <style:text-properties fo:font-weight="normal" officeooo:rsid="00a44d69" style:font-weight-asian="normal" style:font-weight-complex="normal"/>
    </style:style>
    <style:style style:name="T43" style:family="text">
      <style:text-properties fo:font-weight="normal" officeooo:rsid="00a64d5a" style:font-weight-asian="normal" style:font-weight-complex="normal"/>
    </style:style>
    <style:style style:name="T44" style:family="text">
      <style:text-properties fo:font-weight="bold" officeooo:rsid="00655ec6" style:font-weight-asian="bold" style:font-weight-complex="bold"/>
    </style:style>
    <style:style style:name="T45" style:family="text">
      <style:text-properties officeooo:rsid="007cbb14"/>
    </style:style>
    <style:style style:name="T46" style:family="text">
      <style:text-properties officeooo:rsid="00808f39"/>
    </style:style>
    <style:style style:name="T47" style:family="text">
      <style:text-properties officeooo:rsid="008c1736"/>
    </style:style>
    <style:style style:name="T48" style:family="text">
      <style:text-properties officeooo:rsid="0091030f"/>
    </style:style>
    <style:style style:name="T49" style:family="text">
      <style:text-properties officeooo:rsid="00941371"/>
    </style:style>
    <style:style style:name="T50" style:family="text">
      <style:text-properties officeooo:rsid="00a2d946"/>
    </style:style>
    <style:style style:name="T51" style:family="text">
      <style:text-properties officeooo:rsid="00a6c720"/>
    </style:style>
    <style:style style:name="T52" style:family="text">
      <style:text-properties officeooo:rsid="00a7f5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1">DatabaseClient</text:p>
      <text:p text:style-name="P14">Testaussuunitelma</text:p>
      <text:p text:style-name="P12">Järjestelmätestaus</text:p>
      <text:p text:style-name="P13">Toiminnallisuustestaus</text:p>
      <text:p text:style-name="P10"/>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62"><text:a xlink:type="simple" xlink:href="#__RefHeading___Toc138_70313565" text:style-name="Index_20_Link" text:visited-style-name="Index_20_Link">1 Testattava ohjelmisto<text:tab/>2</text:a></text:p>
          <text:p text:style-name="P62"><text:a xlink:type="simple" xlink:href="#__RefHeading___Toc226_884367068" text:style-name="Index_20_Link" text:visited-style-name="Index_20_Link">2 Testattavat ominaisuudet<text:tab/>2</text:a></text:p>
          <text:p text:style-name="P62"><text:a xlink:type="simple" xlink:href="#__RefHeading___Toc228_884367068" text:style-name="Index_20_Link" text:visited-style-name="Index_20_Link">3 Tavoitteet ja päämäärät<text:tab/>3</text:a></text:p>
          <text:p text:style-name="P62"><text:a xlink:type="simple" xlink:href="#__RefHeading___Toc230_884367068" text:style-name="Index_20_Link" text:visited-style-name="Index_20_Link">4 Testausympäristö<text:tab/>3</text:a></text:p>
          <text:p text:style-name="P62"><text:a xlink:type="simple" xlink:href="#__RefHeading___Toc232_884367068" text:style-name="Index_20_Link" text:visited-style-name="Index_20_Link">5 Testauskerran suoritus<text:tab/>4</text:a></text:p>
          <text:p text:style-name="P63"><text:a xlink:type="simple" xlink:href="#__RefHeading___Toc434_884367068" text:style-name="Index_20_Link" text:visited-style-name="Index_20_Link">5.1 </text:a><text:a xlink:type="simple" xlink:href="#__RefHeading___Toc434_884367068" text:style-name="Index_20_Link" text:visited-style-name="Index_20_Link"><text:span text:style-name="T11">Raportointimalli / -esimerkki</text:span></text:a><text:a xlink:type="simple" xlink:href="#__RefHeading___Toc434_884367068" text:style-name="Index_20_Link" text:visited-style-name="Index_20_Link"><text:tab/>5</text:a></text:p>
          <text:p text:style-name="P62"><text:a xlink:type="simple" xlink:href="#__RefHeading___Toc234_884367068" text:style-name="Index_20_Link" text:visited-style-name="Index_20_Link">6 Testitapaukset<text:tab/>5</text:a></text:p>
          <text:p text:style-name="P63"><text:a xlink:type="simple" xlink:href="#__RefHeading___Toc357_884367068" text:style-name="Index_20_Link" text:visited-style-name="Index_20_Link">6.1 Testitapaus 1: Tietokantayhteyksien muodostaminen<text:tab/>5</text:a></text:p>
          <text:p text:style-name="P63"><text:a xlink:type="simple" xlink:href="#__RefHeading___Toc359_884367068" text:style-name="Index_20_Link" text:visited-style-name="Index_20_Link">6.2 Testitapaus 2: SQL-kyselyjen tekeminen tietokantaan<text:tab/>6</text:a></text:p>
          <text:p text:style-name="P63"><text:a xlink:type="simple" xlink:href="#__RefHeading___Toc436_884367068" text:style-name="Index_20_Link" text:visited-style-name="Index_20_Link">6.3 Testitapaus 3: Tietokantayhteyksien tietojen tallentaminen ja lukeminen tiedostosta<text:tab/>6</text:a></text:p>
          <text:p text:style-name="P63"><text:a xlink:type="simple" xlink:href="#__RefHeading___Toc438_884367068" text:style-name="Index_20_Link" text:visited-style-name="Index_20_Link">6.4 Testitapaus 4: SQL-kyselyn tulosten vienti tiedostoon<text:tab/>7</text:a></text:p>
        </text:index-body>
      </text:table-of-content>
      <text:p text:style-name="P6"/>
      <text:h text:style-name="P68" text:outline-level="1"><text:bookmark-start text:name="__RefHeading___Toc138_70313565"/>Testattava ohjelmisto<text:bookmark-end text:name="__RefHeading___Toc138_70313565"/></text:h>
      <text:p text:style-name="P7">Testattava ohjelmisto on Henri Haverisen kehittämä prototyyppi nimeltään “DatabaseClient”. Ohjelmisto tarjoaa käyttäjälle <text:span text:style-name="T8">graafisen käyttöliittymän, jonka kautta käyttäjä voi suorittaa tietokantakyselyitä tietokantoihin. Ohjelmistossa on myös mahdollisuus tallentaa tietokantayhteyksiä helpomman yhteyden muodostamisen mahdollistamiseksi. Ohjelmisto tarjoaa lisäksi mm. tietokantakyselyjen viennin tiedostoon.</text:span></text:p>
      <text:h text:style-name="P70" text:outline-level="1"><text:bookmark-start text:name="__RefHeading___Toc226_884367068"/>Testattavat ominaisuudet<text:bookmark-end text:name="__RefHeading___Toc226_884367068"/></text:h>
      <text:p text:style-name="P8">Testettavat ominaisuudet ja perustelut niille ovat seuraavat:</text:p>
      <text:list xml:id="list3787468837601340752" text:style-name="L1">
        <text:list-item>
          <text:p text:style-name="P18">Tietokantayhteyksien muodostaminen on edellytys ohjelmiston käyttämiselle, ja siksi sen toiminnallisuutta on testattava.</text:p>
        </text:list-item>
        <text:list-item>
          <text:p text:style-name="P18">SQL-kyselyjen tekeminen tietokantaan on ohjelmiston pääasiallinen käyttötarkoitus, ja siten sen toiminnallisuus tulee testata.</text:p>
        </text:list-item>
        <text:list-item>
          <text:p text:style-name="P18">Tietokantayhteyksien tietojen tallentaminen ja lukeminen tiedostosta on olennainen ominaisuus, jonka vuoksi sen toiminnallisuuden testaaminen on tärkeää.</text:p>
        </text:list-item>
        <text:list-item>
          <text:p text:style-name="P18">SQL-kyselyn tulosten vienti tiedostoon on usein haluttu ja tarpeellinen ominaisuus, jonka vuoksi ominaisuutta tulee testata.</text:p>
        </text:list-item>
      </text:list>
      <text:p text:style-name="P8">Testauksesta pois rajatut ominaisuudet ja perustelut rajauksille ovat seuraavat:</text:p>
      <text:list xml:id="list1516103402988254279" text:style-name="L2">
        <text:list-item>
          <text:p text:style-name="P19">Käytöliittymä tuottaa myös käyttäjälle näkyvää lokia, jossa kerrotaan tarkemmin onnistumis- ja virheviesteistä. Lokin toimintaa ja viestien selkeyttä ei korkean työmäärän takia tällä testauskerralla testata.</text:p>
        </text:list-item>
        <text:list-item>
          <text:p text:style-name="P19"><text:soft-page-break/>SQL-kyselyiden lukeminen ja tallentaminen tiedostoon ei ole kriittinen ja usein tarpeellinenkaan ominaisuus, joten se on rajattu pois testattavista ominaisuuksista.</text:p>
        </text:list-item>
        <text:list-item>
          <text:p text:style-name="P19">Käyttäjän syöttämien SQL-kyselyiden ylläpitäminen sekä niiden valitseminen alasveto<text:span text:style-name="T50">valikosta</text:span> ei ole myöskään käyttöä estävä ominaisuus, joten sen toiminnallisuutta ei tällä testikerralla testata.</text:p>
        </text:list-item>
        <text:list-item>
          <text:p text:style-name="P19">Tietokantataulujen näyttäminen visuaalisesti tietokantayhteyden muodostumisen jälkeen ei ole tärkeä ominaisuus. Lisäksi kyseinen tieto on käyttäjän mahdollista hakea myös SQL-kyselyllä. Näistä syistä kyseistä ominaisuutta ei testata.</text:p>
        </text:list-item>
        <text:list-item>
          <text:p text:style-name="P19">Syötekentän toiminnallisuuksia (maalatun SQL-kyselen suorittaminen, kursorin rivillä olevan SQL-kyselyn suorittaminen) ei testata, koska niiden uupuminen ei estä ohjelmiston käyttöä.</text:p>
        </text:list-item>
      </text:list>
      <text:p text:style-name="P9">Tällä testauskerralla toteutataan siis järjestelmätason toiminnallisuustestaus. Edellä on kerrottu tähän testauskertaan kuuluvat sekä pois rajatut testattavat ominaisuudet perusteluineen.</text:p>
      <text:h text:style-name="P70" text:outline-level="1"><text:bookmark-start text:name="__RefHeading___Toc228_884367068"/>Tavoitteet ja päämäärät<text:bookmark-end text:name="__RefHeading___Toc228_884367068"/></text:h>
      <text:p text:style-name="P20">Testauskerran tavoitteena on varmistaa, että testattavien ominaisuuksien seuraavat laatuominaisuudet täyttävät mahdollisimman hyvin:</text:p>
      <text:list xml:id="list7019704098873367066" text:style-name="L3">
        <text:list-item>
          <text:p text:style-name="P21">Ominaisuudet ovat <text:span text:style-name="T10">luotettavia</text:span><text:span text:style-name="T11">. Ominaisuudet sietävät ja pystyvät toipumaan mahdollisista virhetilanteista.</text:span></text:p>
        </text:list-item>
        <text:list-item>
          <text:p text:style-name="P21"><text:span text:style-name="T11">Ominaisuudet ovat </text:span><text:span text:style-name="T10">toiminnallisia</text:span><text:span text:style-name="T11">. Ominaisuudet soveltuvat tarkoitettujen toimenpiteiden suorittamiseen ja antavat oikeita ja tarkkoja tuloksia.</text:span></text:p>
        </text:list-item>
        <text:list-item>
          <text:p text:style-name="P21"><text:span text:style-name="T11">(optionaalinen) Ominaisuudet ovat </text:span><text:span text:style-name="T10">käytettäviä</text:span><text:span text:style-name="T11">. Ominaisuudet ovat helppokäyttöisiä ja intuitiivisia. Tässä testausprojektissa ja testauskerrassa ei suoriteta käytettävyystestausta, mutta mikäli testikerran suorittaja havaitsee tai kokee joidenkin ominaisuuksien kaipaavan parannuksia käytettävyyteen, on näiden huomioiden esille tuominen suotavaa.</text:span></text:p>
        </text:list-item>
      </text:list>
      <text:h text:style-name="P71" text:outline-level="1"><text:bookmark-start text:name="__RefHeading___Toc230_884367068"/>Testausympäristö<text:bookmark-end text:name="__RefHeading___Toc230_884367068"/></text:h>
      <text:p text:style-name="P22">Alla on <text:span text:style-name="T18">taulukoituna </text:span>testusympäristön vaatimukset:</text:p>
      <table:table table:name="Table1" table:style-name="Table1">
        <table:table-column table:style-name="Table1.A" table:number-columns-repeated="2"/>
        <table:table-row>
          <table:table-cell table:style-name="Table1.A1" office:value-type="string">
            <text:p text:style-name="P73">Ohjelmisto ja versio</text:p>
          </table:table-cell>
          <table:table-cell table:style-name="Table1.B1" office:value-type="string">
            <text:p text:style-name="P74">DatabaseClient, versio 1.0</text:p>
          </table:table-cell>
        </table:table-row>
        <table:table-row>
          <table:table-cell table:style-name="Table1.A2" office:value-type="string">
            <text:p text:style-name="P73">Käyttöjärjestelmä ja versio</text:p>
          </table:table-cell>
          <table:table-cell table:style-name="Table1.B2" office:value-type="string">
            <text:p text:style-name="P74">Ubuntu 16.04 LTS <text:span text:style-name="T25">64bit</text:span></text:p>
          </table:table-cell>
        </table:table-row>
        <table:table-row>
          <table:table-cell table:style-name="Table1.A2" office:value-type="string">
            <text:p text:style-name="P75">Java <text:span text:style-name="T17">(Oracle tai OpenJDK)</text:span></text:p>
          </table:table-cell>
          <table:table-cell table:style-name="Table1.B2" office:value-type="string">
            <text:p text:style-name="P75">Versio 1.8.<text:span text:style-name="T17">0 tai uudempi, mutta ei kuitenkaan versiota 1.9.0 tai uudempaa</text:span></text:p>
          </table:table-cell>
        </table:table-row>
        <table:table-row>
          <table:table-cell table:style-name="Table1.A2" office:value-type="string">
            <text:p text:style-name="P76">Apache Maven</text:p>
          </table:table-cell>
          <table:table-cell table:style-name="Table1.B2" office:value-type="string">
            <text:p text:style-name="P76">Versio 3.3.9 <text:span text:style-name="T24">tai uudempi</text:span></text:p>
          </table:table-cell>
        </table:table-row>
        <table:table-row>
          <table:table-cell table:style-name="Table1.A2" office:value-type="string">
            <text:p text:style-name="P77">MySQL-tietokanta (voi sijaita samalla tai <text:soft-page-break/>toisella laitteistolla kuin testattava ohjelmisto</text:p>
          </table:table-cell>
          <table:table-cell table:style-name="Table1.B2" office:value-type="string">
            <text:p text:style-name="P77">Versio 5.<text:span text:style-name="T22">7</text:span>.0 tai uudempi</text:p>
          </table:table-cell>
        </table:table-row>
        <table:table-row>
          <table:table-cell table:style-name="Table1.A2" office:value-type="string">
            <text:p text:style-name="P78">Git (optionaalinen)</text:p>
          </table:table-cell>
          <table:table-cell table:style-name="Table1.B2" office:value-type="string">
            <text:p text:style-name="P78">Versio 2.7.0 tai uudempi</text:p>
          </table:table-cell>
        </table:table-row>
        <table:table-row>
          <table:table-cell table:style-name="Table1.A2" office:value-type="string">
            <text:p text:style-name="P79">Mahdollisesti jokin tekstieditori</text:p>
          </table:table-cell>
          <table:table-cell table:style-name="Table1.B2" office:value-type="string">
            <text:p text:style-name="P78">-</text:p>
          </table:table-cell>
        </table:table-row>
      </table:table>
      <text:p text:style-name="P23"/>
      <text:p text:style-name="P24"><text:span text:style-name="T23">Asennusohjeet tarvittaville ohjelmistoille löytvät seuraavista www-osoitteista:</text:span></text:p>
      <text:list xml:id="list5298330755882524355" text:style-name="L5">
        <text:list-item>
          <text:p text:style-name="P25"><text:span text:style-name="T21">DatabaseClient asennusohjeet: </text:span><text:span text:style-name="T3">https://github.com/hhaverinen/TIEA306#käyttö</text:span><text:span text:style-name="T20">.</text:span></text:p>
        </text:list-item>
        <text:list-item>
          <text:p text:style-name="P26"><text:span text:style-name="T20">Apache Maven asennusohjeet: </text:span><text:span text:style-name="T3">https://maven.apache.org/install.html</text:span></text:p>
        </text:list-item>
        <text:list-item>
          <text:p text:style-name="P26"><text:span text:style-name="T20">Java (OpenJDK) asennusohjeet: </text:span><text:span text:style-name="T3">http://openjdk.java.net/install/</text:span></text:p>
        </text:list-item>
        <text:list-item>
          <text:p text:style-name="P26"><text:span text:style-name="T20">MySQL asennusohjeet (versio 5.7 -&gt;): </text:span><text:span text:style-name="T3">https://dev.mysql.com/doc/refman/5.7/en/installing.html</text:span></text:p>
        </text:list-item>
      </text:list>
      <text:h text:style-name="P72" text:outline-level="1"><text:bookmark-start text:name="__RefHeading___Toc232_884367068"/>Testauskerran suoritus<text:bookmark-end text:name="__RefHeading___Toc232_884367068"/></text:h>
      <text:p text:style-name="P27">Testauskerran suorittajalta vaaditaan perustietämystä erilaisten ohjelmistojen asentamisesta, komentorivityöskentelystä sekä SQL-kyselykielestä. Tietämys ohjelmistotestauksesta on eduksi.</text:p>
      <text:p text:style-name="P27">Testauskerran yksilöintitiedoissa on mainittava:</text:p>
      <text:list xml:id="list7670423749523987064" text:style-name="L6">
        <text:list-item>
          <text:p text:style-name="P28">Testattava ohjelmisto ja sen versio</text:p>
        </text:list-item>
        <text:list-item>
          <text:p text:style-name="P28">Ohjelmiston toimintaan vaaditut ohjelmistot ja niiden versiot</text:p>
        </text:list-item>
        <text:list-item>
          <text:p text:style-name="P28">Testauskerralla käytettävä testaussuunnitelma ja sen versio</text:p>
        </text:list-item>
        <text:list-item>
          <text:p text:style-name="P28">Testausympäristön kuvaus</text:p>
        </text:list-item>
        <text:list-item>
          <text:p text:style-name="P28">Testauskerran suorittaja ja ajankohta</text:p>
        </text:list-item>
      </text:list>
      <text:p text:style-name="P27">Testauskerran yhteenvetotiedoissa on mainittava:</text:p>
      <text:list xml:id="list5077617526809971530" text:style-name="L7">
        <text:list-item>
          <text:p text:style-name="P29">Suoritettujen testitapausten kokonaismäärä</text:p>
        </text:list-item>
        <text:list-item>
          <text:p text:style-name="P29">Suorittamattomien testitapausten kokonaismäärä</text:p>
        </text:list-item>
        <text:list-item>
          <text:p text:style-name="P29">Testitapausten eri johtopäätöksien kokonaismäärät</text:p>
        </text:list-item>
        <text:list-item>
          <text:p text:style-name="P29">Testitapauksista kirjattujen havaintojen kokonaismäärä</text:p>
        </text:list-item>
        <text:list-item>
          <text:p text:style-name="P30">Suositukset ohjelmistolle tehtävistä jälkitoimenpiteistä</text:p>
        </text:list-item>
      </text:list>
      <text:p text:style-name="P31">Testitapausten raportoinnissa käytetään seuraavia kolmea johtopäätöstä: <text:span text:style-name="T10">ok</text:span><text:span text:style-name="T11">, </text:span><text:span text:style-name="T10">virhe </text:span><text:span text:style-name="T15">ja</text:span><text:span text:style-name="T11"> </text:span><text:span text:style-name="T10">huomio. </text:span><text:span text:style-name="T11">Johtopäätökset </text:span><text:span text:style-name="T10">ok</text:span><text:span text:style-name="T11"> ja </text:span><text:span text:style-name="T10">virhe</text:span><text:span text:style-name="T11"> ovat nimensämukaisesti tarkoitettu onnistuneen ja epäonnistuneen testitapauksen johtopäätöksiksi. Johtopäätös </text:span><text:span text:style-name="T10">huomio</text:span><text:span text:style-name="T11"> tarkoittaa </text:span><text:span text:style-name="T12">onnistuneen testitapauksen </text:span><text:soft-page-break/><text:span text:style-name="T12">johtopäätöstä</text:span><text:span text:style-name="T11">, mutta testeuskerran suorittaja on havainnut jo</text:span><text:span text:style-name="T13">i</text:span><text:span text:style-name="T11">tain mainitsemisen arvoisia puutteita tai huomioita.</text:span></text:p>
      <text:p text:style-name="P32"><text:span text:style-name="T11">Virheet ja huomiot pyritään raportoimaan mahdollisimman ytimekkäästi sekä yksiselitteisesti. Mahdollisten virheiden raportoinnissa tulee myös raportoida mahdollisimman tarkasti virheeseen johtaneet tehdyt tai tekemättä jätetyt toimenpiteet ja syötteet sekä </text:span><text:span text:style-name="T14">ohjelmiston mahdollisesti antama vaste virhetilanteessa</text:span><text:span text:style-name="T11">.</text:span></text:p>
      <text:h text:style-name="P67" text:outline-level="2"><text:bookmark-start text:name="__RefHeading___Toc434_884367068"/><text:span text:style-name="T11">Raportointimalli / -esimerkki</text:span><text:bookmark-end text:name="__RefHeading___Toc434_884367068"/></text:h>
      <text:p text:style-name="P43"><text:span text:style-name="T11">Alla on esiteltynä yksittäisen testitapauksen taulukkomallinen raportointimalli / -esimerkki, jota voi hyödyntää testauskerran suorituksen raportoinnissa.</text:span></text:p>
      <text:p text:style-name="P38"><text:span text:style-name="T11">Nimi<text:tab/></text:span><text:span text:style-name="T16"><text:tab/>Tietokantayhteyksien muodostaminen</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7">Työnkulku / työnkulun poikkeama</text:p>
            </table:table-cell>
            <table:table-cell table:style-name="Table4.A1" office:value-type="string">
              <text:p text:style-name="P15">Syötteet</text:p>
            </table:table-cell>
            <table:table-cell table:style-name="Table4.A1" office:value-type="string">
              <text:p text:style-name="P16">Odotettu lopputulos</text:p>
            </table:table-cell>
            <table:table-cell table:style-name="Table4.A1" office:value-type="string">
              <text:p text:style-name="P15">Johtopäätös</text:p>
            </table:table-cell>
            <table:table-cell table:style-name="Table4.E1" office:value-type="string">
              <text:p text:style-name="P15">Huomiot</text:p>
            </table:table-cell>
          </table:table-row>
        </table:table-header-rows>
        <table:table-row>
          <table:table-cell table:style-name="Table4.A2" office:value-type="string">
            <text:p text:style-name="P82">Normaali työnkulku</text:p>
          </table:table-cell>
          <table:table-cell table:style-name="Table4.A2" office:value-type="string">
            <text:p text:style-name="P80">Tietokannan osoite: validi</text:p>
            <text:p text:style-name="P80">Käyttäjänimi: validi</text:p>
            <text:p text:style-name="P80">Salasana: validi</text:p>
          </table:table-cell>
          <table:table-cell table:style-name="Table4.A2" office:value-type="string">
            <text:p text:style-name="P81">Yhteys muodostuu</text:p>
          </table:table-cell>
          <table:table-cell table:style-name="Table4.A2" office:value-type="string">
            <text:p text:style-name="P80">Ok</text:p>
          </table:table-cell>
          <table:table-cell table:style-name="Table4.E2" office:value-type="string">
            <text:p text:style-name="P80"/>
          </table:table-cell>
        </table:table-row>
        <table:table-row>
          <table:table-cell table:style-name="Table4.A2" office:value-type="string">
            <text:p text:style-name="P83">Syötetty salasana on väärä</text:p>
          </table:table-cell>
          <table:table-cell table:style-name="Table4.A2" office:value-type="string">
            <text:p text:style-name="P80">Tietokannan osoite: validi</text:p>
            <text:p text:style-name="P80">Käyttäjänimi: validi</text:p>
            <text:p text:style-name="P80">Salasana: ei validi</text:p>
          </table:table-cell>
          <table:table-cell table:style-name="Table4.A2" office:value-type="string">
            <text:p text:style-name="P81">Yhteys ei muodostu</text:p>
          </table:table-cell>
          <table:table-cell table:style-name="Table4.A2" office:value-type="string">
            <text:p text:style-name="P80">Ok</text:p>
          </table:table-cell>
          <table:table-cell table:style-name="Table4.E2" office:value-type="string">
            <text:p text:style-name="P80">Yhteys ei muodostu, mutta virheviesti voisi olla havainnollistavampi.</text:p>
          </table:table-cell>
        </table:table-row>
      </table:table>
      <text:p text:style-name="P43"><text:span text:style-name="T11"/></text:p>
      <text:h text:style-name="P69" text:outline-level="1"><text:bookmark-start text:name="__RefHeading___Toc234_884367068"/>Testitapaukset<text:bookmark-end text:name="__RefHeading___Toc234_884367068"/></text:h>
      <text:p text:style-name="P33"><text:span text:style-name="T26">Seuraavissa alaluvuissa on esiteltynä tämän testauskerran testitapaukset. Varsinaista testidataa ei ole annettu, koska testattava data riippuu käytettävien ohjelmistojen asetuksista (esimerkiksi salasanat). Työnkulku ja työnkulun poikkeamat on esiteltynä testitapauksissa. Työnkulun poikkeamat johtavat virhetilanteisiin, mutta ohjelmiston pitäisi pystyä toipumaan ja käsittelemään nämä tapaukset sekä mahdollisesti antamaan jonkinlainen vasta käyttäjälle.</text:span></text:p>
      <text:h text:style-name="P64" text:outline-level="2"><text:bookmark-start text:name="__RefHeading___Toc357_884367068"/>Testitapaus 1: Tietokantayhteyksien muodostaminen<text:bookmark-end text:name="__RefHeading___Toc357_884367068"/></text:h>
      <text:p text:style-name="P34">Nimi<text:tab/><text:tab/><text:tab/><text:span text:style-name="T27">Tietokantayhteden muodostaminen</text:span></text:p>
      <text:p text:style-name="P34">Toimija<text:tab/><text:tab/><text:span text:style-name="T27">Ohjelmiston käyttäjä</text:span></text:p>
      <text:p text:style-name="P39"><text:span text:style-name="T44">Lähtötila<text:tab/><text:tab/></text:span><text:span text:style-name="T28">Toimija on käynnistänyt ohjelmiston, ohjelmiston perusnäkymä on avoinna.</text:span></text:p>
      <text:p text:style-name="P56"><text:soft-page-break/><text:span text:style-name="T49">Työnkulku</text:span><text:tab/><text:tab/><text:span text:style-name="T36">1. </text:span><text:span text:style-name="T27">Toimija syöttää tietokannan osoitteen.</text:span></text:p>
      <text:p text:style-name="P56"><text:span text:style-name="T27"><text:tab/><text:tab/><text:tab/></text:span><text:span text:style-name="T36">2. </text:span><text:span text:style-name="T27">Toimija syöttää käyttäjänimen.</text:span></text:p>
      <text:p text:style-name="P56"><text:span text:style-name="T27"><text:tab/><text:tab/><text:tab/></text:span><text:span text:style-name="T36">3. </text:span><text:span text:style-name="T27">Toimija syöttää salasanan.</text:span></text:p>
      <text:p text:style-name="P56"><text:span text:style-name="T27"><text:tab/><text:tab/><text:tab/></text:span><text:span text:style-name="T36">4. </text:span><text:span text:style-name="T27">Toimija muodostaa tietokantayhteyden painamalla “Connect” -painiketta.</text:span></text:p>
      <text:p text:style-name="P44">Lopputila<text:tab/><text:tab/><text:span text:style-name="T27">Toimija on perusnäkymässä, alhaalla olevaan tekstikenttään on tullut tieto <text:tab/><text:tab/><text:tab/>onnistuneesta/</text:span><text:span text:style-name="T30">epäonnistuneesta</text:span><text:span text:style-name="T27"> yhteyden muodostamisesta, “Active <text:tab/><text:tab/><text:tab/><text:tab/>connections” -alasveto</text:span><text:span text:style-name="T42">valikossa</text:span><text:span text:style-name="T29"> on tieto </text:span><text:span text:style-name="T30">mahdollisesti </text:span><text:span text:style-name="T29">muodostetusta <text:tab/><text:tab/><text:tab/><text:tab/>yhteydestä.</text:span></text:p>
      <text:p text:style-name="P49">Työnkulun poikkeamat</text:p>
      <text:list xml:id="list1604589117180092911" text:style-name="L9">
        <text:list-item>
          <text:p text:style-name="P54">Toimija syöttää väärän / jättää tyhjäksi tietokannan osoitteen (askel 1)</text:p>
        </text:list-item>
        <text:list-item>
          <text:p text:style-name="P54">Toimija syöttää väärän / jättää tyhjäksi käyttäjänimen (askel 2)</text:p>
        </text:list-item>
        <text:list-item>
          <text:p text:style-name="P55"><text:span text:style-name="T27">Toimija syöttää väärän / jättää tyhjäksi salasanan (askel 3)</text:span></text:p>
        </text:list-item>
      </text:list>
      <text:h text:style-name="P65" text:outline-level="2"><text:bookmark-start text:name="__RefHeading___Toc359_884367068"/>Testitapaus 2: SQL-kyselyjen tekeminen tietokantaan<text:bookmark-end text:name="__RefHeading___Toc359_884367068"/></text:h>
      <text:p text:style-name="P35">Nimi<text:tab/><text:tab/><text:tab/><text:span text:style-name="T31">SQL-kyselyjen tekeminen tietokantaan</text:span></text:p>
      <text:p text:style-name="P35">Toimija<text:tab/><text:tab/><text:span text:style-name="T27">Ohjelmiston käyttäjä</text:span></text:p>
      <text:p text:style-name="P40"><text:span text:style-name="T44">Lähtötila<text:tab/><text:tab/></text:span><text:span text:style-name="T28">Toimija on käynnistänyt ohjelmiston </text:span><text:span text:style-name="T32">ja muodostanut tietokantayhteyden</text:span><text:span text:style-name="T28">, <text:tab/><text:tab/><text:tab/><text:tab/>ohjelmiston perusnäkymä on avoinna.</text:span></text:p>
      <text:p text:style-name="P59"><text:span text:style-name="T49">Työnkulku</text:span><text:tab/><text:tab/><text:span text:style-name="T37">1. </text:span><text:span text:style-name="T27">Toimija syöttää </text:span><text:span text:style-name="T32">SQL-kyselyn tekstikenttään</text:span><text:span text:style-name="T27">.</text:span></text:p>
      <text:p text:style-name="P57"><text:span text:style-name="T27"><text:tab/><text:tab/><text:tab/></text:span><text:span text:style-name="T37">2. </text:span><text:span text:style-name="T27">Toimija </text:span><text:span text:style-name="T32">suorittaa SQL-kyselyn painamalla “Run query” -painiketta</text:span><text:span text:style-name="T27">.</text:span></text:p>
      <text:p text:style-name="P44">Lopputila<text:tab/><text:tab/><text:span text:style-name="T27">Toimija on perusnäkymässä, alhaalla olevaan tekstikenttään on tullut tieto <text:tab/><text:tab/><text:tab/>onnistuneesta/</text:span><text:span text:style-name="T30">epäonnistuneesta</text:span><text:span text:style-name="T27"> </text:span><text:span text:style-name="T32">SQL-kyselystä</text:span><text:span text:style-name="T27">, </text:span><text:span text:style-name="T32">SQL-kyselyn tulokset <text:tab/><text:tab/><text:tab/><text:tab/>näkyvät taulukossa sille varatussa tilassa.</text:span></text:p>
      <text:p text:style-name="P50">Työnkulun poikkeamat</text:p>
      <text:list xml:id="list2002520211679431666" text:style-name="L10">
        <text:list-item>
          <text:p text:style-name="P51"><text:span text:style-name="T27">Toimija syöttää ei validin </text:span><text:span text:style-name="T38">SQL-kyselyn </text:span><text:span text:style-name="T27">/ jättää tyhjäksi SQL-kyselyn tekstikentän</text:span></text:p>
        </text:list-item>
      </text:list>
      <text:h text:style-name="P66" text:outline-level="2"><text:bookmark-start text:name="__RefHeading___Toc436_884367068"/><text:span text:style-name="T45">Testitapaus 3: Tietokantayhteyksien tietojen tallentaminen ja lukeminen tiedostosta</text:span><text:bookmark-end text:name="__RefHeading___Toc436_884367068"/></text:h>
      <text:p text:style-name="P37">Nimi<text:tab/><text:tab/><text:tab/><text:span text:style-name="T39">Tietokantayhteyksien tietojen tallentaminen ja lukeminen tiedostoon</text:span></text:p>
      <text:p text:style-name="P37">Toimija<text:tab/><text:tab/><text:span text:style-name="T27">Ohjelmiston käyttäjä</text:span></text:p>
      <text:p text:style-name="P42"><text:span text:style-name="T44">Lähtötila<text:tab/><text:tab/></text:span><text:span text:style-name="T28">Toimija on käynnistänyt ohjelmiston </text:span><text:span text:style-name="T32">ja </text:span><text:span text:style-name="T40">avannut “Manage Aliases” -näkymän</text:span><text:span text:style-name="T28">.</text:span></text:p>
      <text:p text:style-name="P60"><text:span text:style-name="T49">Työnkulku</text:span><text:tab/><text:tab/><text:span text:style-name="T35">1. </text:span><text:span text:style-name="T27">Toimija syöttää </text:span><text:span text:style-name="T41">pyydetyt tiedot niille varattuihin kenttiin</text:span></text:p>
      <text:p text:style-name="P60"><text:span text:style-name="T27"><text:tab/><text:tab/><text:tab/></text:span><text:span text:style-name="T35">2. </text:span><text:span text:style-name="T27">Toimija </text:span><text:span text:style-name="T41">tallentaa tiedot painamalla “Add” -painiketta</text:span></text:p>
      <text:p text:style-name="P60"><text:span text:style-name="T35"><text:tab/><text:tab/><text:tab/>3. </text:span><text:span text:style-name="T41">Toimija sulkee ikkunan sekä koko ohjelmiston</text:span></text:p>
      <text:p text:style-name="P61"><text:span text:style-name="T27"><text:tab/><text:tab/><text:tab/>4. Toimija uudelleenkäynnistää ohjelmiston</text:span></text:p>
      <text:p text:style-name="P61"><text:soft-page-break/><text:span text:style-name="T27"><text:tab/><text:tab/><text:tab/>5. Toimija avaa “Manage Aliases” -näkymän</text:span></text:p>
      <text:p text:style-name="P46">Lopputila<text:tab/><text:tab/><text:span text:style-name="T41">Toimija on “Manage Aliases” -näkymässä. Ikkunan ylimmässä <text:tab/><text:tab/><text:tab/><text:tab/><text:tab/>alasveto</text:span><text:span text:style-name="T43">valikossa on mahdollista valita tallennettu yhteys. Yhteyden <text:tab/><text:tab/><text:tab/><text:tab/>valitsemalla yhteden tiedot tulevat niille varattuihin kenttiin.</text:span></text:p>
      <text:p text:style-name="P48"><text:span text:style-name="T46">T</text:span>yönkulun poikkeamat</text:p>
      <text:list xml:id="list29867628997673023" text:style-name="L8">
        <text:list-item>
          <text:p text:style-name="P53">Toimija ei syötä <text:span text:style-name="T51">kaikkia pyydettyjä tietoja kenttiin (</text:span>askel 1)</text:p>
        </text:list-item>
        <text:list-item>
          <text:p text:style-name="P53">Toimija <text:span text:style-name="T52">sulkee ohjelman väärin, esimerkiksi tappamalla prosessin </text:span>(askel 1)</text:p>
        </text:list-item>
      </text:list>
      <text:h text:style-name="Heading_20_2" text:outline-level="2"><text:bookmark-start text:name="__RefHeading___Toc438_884367068"/><text:span text:style-name="T47">Testitapaus 4: </text:span>SQL-kyselyn tulosten vienti tiedostoon<text:bookmark-end text:name="__RefHeading___Toc438_884367068"/></text:h>
      <text:p text:style-name="P36">Nimi<text:tab/><text:tab/><text:tab/><text:span text:style-name="T31">SQL-kysely</text:span><text:span text:style-name="T33">n tulosten vienti tiedostoon</text:span></text:p>
      <text:p text:style-name="P36">Toimija<text:tab/><text:tab/><text:span text:style-name="T27">Ohjelmiston käyttäjä</text:span></text:p>
      <text:p text:style-name="P41"><text:span text:style-name="T44">Lähtötila<text:tab/><text:tab/></text:span><text:span text:style-name="T28">Toimija on käynnistänyt ohjelmiston </text:span><text:span text:style-name="T32">ja muodostanut tietokantayhteyden</text:span><text:span text:style-name="T28">, <text:tab/><text:tab/><text:tab/><text:tab/>ohjelmiston perusnäkymä on avoinna.</text:span></text:p>
      <text:p text:style-name="P59"><text:span text:style-name="T49">Työnkulku</text:span><text:tab/><text:tab/><text:span text:style-name="T35">1. </text:span><text:span text:style-name="T27">Toimija syöttää </text:span><text:span text:style-name="T32">SQL-kyselyn tekstikenttään</text:span><text:span text:style-name="T27">.</text:span></text:p>
      <text:p text:style-name="P58"><text:span text:style-name="T27"><text:tab/><text:tab/><text:tab/></text:span><text:span text:style-name="T35">2. </text:span><text:span text:style-name="T27">Toimija </text:span><text:span text:style-name="T33">aloittaa tiedostoon tallentamisen painamalla “Export </text:span><text:span text:style-name="T34">query results <text:tab/><text:tab/><text:tab/> <text:s text:c="4"/>to file” -painiketta</text:span><text:span text:style-name="T27">.</text:span></text:p>
      <text:p text:style-name="P58"><text:span text:style-name="T27"><text:tab/><text:tab/><text:tab/></text:span><text:span text:style-name="T35">3. </text:span><text:span text:style-name="T34">Toimija valitsee kohdehakemiston ja antaa tiedostonimen avautuneessa <text:tab/><text:tab/><text:tab/> <text:s text:c="3"/>ikkunassa ja painaa lopuksi “Save” -painiketta.</text:span></text:p>
      <text:p text:style-name="P45">Lopputila<text:tab/><text:tab/><text:span text:style-name="T27">Toimija on perusnäkymässä, alhaalla olevaan tekstikenttään on tullut tieto <text:tab/><text:tab/><text:tab/>onnistuneesta/</text:span><text:span text:style-name="T30">epäonnistuneesta</text:span><text:span text:style-name="T27"> </text:span><text:span text:style-name="T34">tulosten tallentamisesta</text:span><text:span text:style-name="T27">, </text:span><text:span text:style-name="T32">SQL-kyselyn <text:tab/><text:tab/><text:tab/><text:tab/>tulokset </text:span><text:span text:style-name="T34">ovat tallennettuna käyttäjän antamaan tiedostoon pilkku-eroteltuna <text:tab/><text:tab/><text:tab/>listana.</text:span></text:p>
      <text:p text:style-name="P47"><text:span text:style-name="T46">T</text:span>yönkulun poikkeamat</text:p>
      <text:list xml:id="list162011795356155" text:continue-numbering="true" text:style-name="L8">
        <text:list-item>
          <text:p text:style-name="P52">Toimija ei syötä SQL-kyselyä tekstikenttään (askel 1)</text:p>
        </text:list-item>
        <text:list-item>
          <text:p text:style-name="P52">Toimija syöttää <text:span text:style-name="T48">epä</text:span>validin SQL-kyselyn tekstikenttään (askel 1)</text:p>
        </text:list-item>
        <text:list-item>
          <text:p text:style-name="P52">Toimija ei anna tiedostonimeä tallennettavalle tiedostolle (askel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9db63"/>
    </style:style>
    <style:style style:name="MP2" style:family="paragraph" style:parent-style-name="Header">
      <style:text-properties officeooo:rsid="0019a9ec" officeooo:paragraph-rsid="0009db63"/>
    </style:style>
    <style:style style:name="MP3" style:family="paragraph" style:parent-style-name="Header">
      <style:text-properties officeooo:rsid="0019a9ec" officeooo:paragraph-rsid="00228038"/>
    </style:style>
    <style:style style:name="MP4" style:family="paragraph" style:parent-style-name="Footer">
      <style:paragraph-properties fo:text-align="center" style:justify-single-word="false"/>
      <style:text-properties fo:font-size="14pt" style:font-size-asian="14pt" style:font-size-complex="14pt"/>
    </style:style>
    <style:style style:name="MT1" style:family="text">
      <style:text-properties officeooo:rsid="0019a9ec"/>
    </style:style>
    <style:style style:name="MT2" style:family="text">
      <style:text-properties officeooo:rsid="002311f9"/>
    </style:style>
    <style:style style:name="MT3" style:family="text">
      <style:text-properties style:font-name="Courier"/>
    </style:style>
    <style:style style:name="MT4" style:family="text">
      <style:text-properties officeooo:rsid="00343f05"/>
    </style:style>
    <style:style style:name="MT5" style:family="text">
      <style:text-properties officeooo:rsid="00228038"/>
    </style:style>
    <style:style style:name="MT6" style:family="text">
      <style:text-properties officeooo:rsid="001f026d"/>
    </style:style>
    <style:style style:name="MT7" style:family="text">
      <style:text-properties officeooo:rsid="000c32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header-first>
        <text:p text:style-name="MP1"><text:span text:style-name="MT1">Ryhmä: </text:span>Tea<text:span text:style-name="MT2">m</text:span>H</text:p>
        <text:p text:style-name="MP2">Tekijä: Henri Haverinen, <text:span text:style-name="MT3">henri.s.haverinen@student.jyu.fi</text:span></text:p>
        <text:p text:style-name="MP2">Julkisuustaso: Julkinen</text:p>
        <text:p text:style-name="MP2">Päivämäärä: <text:span text:style-name="MT4">17</text:span>.<text:span text:style-name="MT4">10</text:span>.2017</text:p>
        <text:p text:style-name="MP2">Versio: <text:span text:style-name="MT4">0</text:span>.<text:span text:style-name="MT5">1</text:span>.<text:span text:style-name="MT6">0</text:span></text:p>
        <text:p text:style-name="MP3">Opintojakso: TIES546 Ohjelmistotestaus, Jyväskylän yliopisto, <text:span text:style-name="MT7">i</text:span>nformaatioteknologian tiedekunta</text:p>
        <text:p text:style-name="MP2">Versiohallinta: <text:span text:style-name="MT3">https://github.com/hhaverinen/TIES546</text:span></text:p>
      </style:header-first>
      <style:footer>
        <text:p text:style-name="MP4"><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2:53.124924853</meta:creation-date>
    <dc:date>2017-10-17T16:20:03.071901294</dc:date>
    <meta:editing-duration>PT6H52M37S</meta:editing-duration>
    <meta:editing-cycles>131</meta:editing-cycles>
    <meta:generator>LibreOffice/5.1.6.2$Linux_X86_64 LibreOffice_project/10m0$Build-2</meta:generator>
    <meta:document-statistic meta:table-count="2" meta:image-count="0" meta:object-count="0" meta:page-count="7" meta:paragraph-count="151" meta:word-count="1150" meta:character-count="10716" meta:non-whitespace-character-count="9637"/>
  </office:meta>
</office:document-meta>
</file>